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="Circle_20_unfilled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54cm" fo:min-width="0.75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start-width="0.5cm" draw:marker-end="Circle_20_unfilled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dash" draw:stroke-dash="Fine_20_Dashed" svg:stroke-width="0.1cm" svg:stroke-color="#000000" draw:marker-start-width="0.515cm" draw:marker-end-width="0.515cm" draw:fill="none" draw:textarea-horizontal-align="justify" draw:textarea-vertical-align="middle" draw:auto-grow-height="false" fo:min-height="21.079cm" fo:min-width="13.17cm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fo:min-height="1.026cm"/>
    </style:style>
    <style:style style:name="gr6" style:family="graphic" style:parent-style-name="standard">
      <style:graphic-properties draw:stroke="none" draw:fill="none" fo:min-height="0.788cm"/>
    </style:style>
    <style:style style:name="gr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543cm" fo:min-width="0.756cm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none" fo:min-height="1.575cm"/>
    </style:style>
    <style:style style:name="gr9" style:family="graphic" style:parent-style-name="standard">
      <style:graphic-properties draw:stroke="none" draw:fill="none" fo:min-height="1.423cm"/>
    </style:style>
    <style:style style:name="gr10" style:family="graphic" style:parent-style-name="standard">
      <style:graphic-properties draw:stroke="none" draw:fill="none" fo:min-height="0.812cm"/>
    </style:style>
    <style:style style:name="P1" style:family="paragraph">
      <loext:graphic-properties draw:fill="none"/>
      <style:paragraph-properties fo:text-align="center"/>
      <style:text-properties fo:font-size="20pt"/>
    </style:style>
    <style:style style:name="P2" style:family="paragraph">
      <loext:graphic-properties draw:fill="none"/>
      <style:paragraph-properties fo:text-align="center"/>
      <style:text-properties fo:font-size="20pt" style:font-size-asian="24pt" style:font-size-complex="24pt"/>
    </style:style>
    <style:style style:name="P3" style:family="paragraph">
      <loext:graphic-properties draw:fill="none"/>
      <style:text-properties fo:font-size="24pt" style:font-size-asian="18pt" style:font-size-complex="18pt"/>
    </style:style>
    <style:style style:name="P4" style:family="paragraph">
      <loext:graphic-properties draw:fill="none"/>
      <style:text-properties fo:font-size="20pt" style:font-size-asian="18pt" style:font-size-complex="18pt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ize="2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3.941cm" svg:y1="6.758cm" svg:x2="10.175cm" svg:y2="6.682cm">
            <text:p/>
          </draw:line>
          <draw:custom-shape draw:style-name="gr2" draw:text-style-name="P1" draw:layer="layout" svg:width="2.7cm" svg:height="2.668cm" draw:transform="rotate (-1.5707963267949) translate (12.889cm 5.32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1" draw:layer="layout" svg:x1="12.854cm" svg:y1="6.647cm" svg:x2="18.071cm" svg:y2="6.647cm">
            <text:p/>
          </draw:line>
        </draw:g>
        <draw:g>
          <draw:line draw:style-name="gr1" draw:text-style-name="P1" draw:layer="layout" svg:x1="3.941cm" svg:y1="9.928cm" svg:x2="7.651cm" svg:y2="9.852cm">
            <text:p/>
          </draw:line>
          <draw:custom-shape draw:style-name="gr2" draw:text-style-name="P1" draw:layer="layout" svg:width="2.7cm" svg:height="2.668cm" draw:transform="rotate (-1.5707963267949) translate (10.269cm 8.51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1" draw:layer="layout" svg:x1="10.269cm" svg:y1="9.882cm" svg:x2="18.041cm" svg:y2="9.947cm">
            <text:p/>
          </draw:line>
        </draw:g>
        <draw:custom-shape draw:style-name="gr4" draw:text-style-name="P2" draw:layer="layout" svg:width="13.67cm" svg:height="21.329cm" svg:x="4.181cm" svg:y="3.16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905cm" svg:height="1.276cm" svg:x="9.081cm" svg:y="3.203cm">
          <draw:text-box>
            <text:p><text:span text:style-name="T1">SN5407N</text:span></text:p>
          </draw:text-box>
        </draw:frame>
        <draw:line draw:style-name="gr1" draw:text-style-name="P1" draw:layer="layout" svg:x1="3.985cm" svg:y1="4.245cm" svg:x2="5.132cm" svg:y2="4.245cm">
          <text:p/>
        </draw:line>
        <draw:frame draw:style-name="gr6" draw:text-style-name="P4" draw:layer="layout" svg:width="1.896cm" svg:height="1.038cm" svg:x="4.217cm" svg:y="3.292cm">
          <draw:text-box>
            <text:p><text:span text:style-name="T2">Vcc</text:span></text:p>
          </draw:text-box>
        </draw:frame>
        <draw:frame draw:style-name="gr6" draw:text-style-name="P4" draw:layer="layout" svg:width="0.58cm" svg:height="1.038cm" svg:x="3.262cm" svg:y="5.589cm">
          <draw:text-box>
            <text:p><text:span text:style-name="T2">1</text:span></text:p>
          </draw:text-box>
        </draw:frame>
        <draw:frame draw:style-name="gr6" draw:text-style-name="P4" draw:layer="layout" svg:width="0.58cm" svg:height="1.038cm" svg:x="3.262cm" svg:y="8.668cm">
          <draw:text-box>
            <text:p><text:span text:style-name="T2">3</text:span></text:p>
          </draw:text-box>
        </draw:frame>
        <draw:g>
          <draw:line draw:style-name="gr1" draw:text-style-name="P1" draw:layer="layout" svg:x1="3.917cm" svg:y1="12.778cm" svg:x2="10.175cm" svg:y2="12.702cm">
            <text:p/>
          </draw:line>
          <draw:custom-shape draw:style-name="gr7" draw:text-style-name="P1" draw:layer="layout" svg:width="2.71cm" svg:height="2.678cm" draw:transform="rotate (-1.5707963267949) translate (12.899cm 11.33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1" draw:layer="layout" svg:x1="12.864cm" svg:y1="12.667cm" svg:x2="18.101cm" svg:y2="12.667cm">
            <text:p/>
          </draw:line>
        </draw:g>
        <draw:line draw:style-name="gr1" draw:text-style-name="P1" draw:layer="layout" svg:x1="3.852cm" svg:y1="23.056cm" svg:x2="4.872cm" svg:y2="23.054cm">
          <text:p/>
        </draw:line>
        <draw:frame draw:style-name="gr6" draw:text-style-name="P4" draw:layer="layout" svg:width="0.58cm" svg:height="1.038cm" svg:x="3.272cm" svg:y="22.223cm">
          <draw:text-box>
            <text:p><text:span text:style-name="T2">7</text:span></text:p>
          </draw:text-box>
        </draw:frame>
        <draw:frame draw:style-name="gr6" draw:text-style-name="P4" draw:layer="layout" svg:width="0.58cm" svg:height="1.038cm" svg:x="3.248cm" svg:y="11.626cm">
          <draw:text-box>
            <text:p><text:span text:style-name="T2">5</text:span></text:p>
          </draw:text-box>
        </draw:frame>
        <draw:frame draw:style-name="gr6" draw:text-style-name="P4" draw:layer="layout" svg:width="1.653cm" svg:height="1.038cm" svg:x="4.277cm" svg:y="5.535cm">
          <draw:text-box>
            <text:p><text:span text:style-name="T2">1A</text:span></text:p>
          </draw:text-box>
        </draw:frame>
        <draw:frame draw:style-name="gr6" draw:text-style-name="P4" draw:layer="layout" svg:width="1.685cm" svg:height="1.038cm" svg:x="4.157cm" svg:y="8.735cm">
          <draw:text-box>
            <text:p><text:span text:style-name="T2">2A</text:span></text:p>
          </draw:text-box>
        </draw:frame>
        <draw:frame draw:style-name="gr6" draw:text-style-name="P4" draw:layer="layout" svg:width="1.984cm" svg:height="1.038cm" svg:x="4.167cm" svg:y="11.419cm">
          <draw:text-box>
            <text:p><text:span text:style-name="T2">3A</text:span></text:p>
          </draw:text-box>
        </draw:frame>
        <draw:frame draw:style-name="gr6" draw:text-style-name="P4" draw:layer="layout" svg:width="2.126cm" svg:height="1.038cm" svg:x="4.377cm" svg:y="22.204cm">
          <draw:text-box>
            <text:p><text:span text:style-name="T2">GND</text:span></text:p>
          </draw:text-box>
        </draw:frame>
        <draw:frame draw:style-name="gr6" draw:text-style-name="P4" draw:layer="layout" svg:width="1.806cm" svg:height="1.038cm" svg:x="16.565cm" svg:y="5.612cm">
          <draw:text-box>
            <text:p><text:span text:style-name="T2">1Y</text:span></text:p>
          </draw:text-box>
        </draw:frame>
        <draw:frame draw:style-name="gr8" draw:text-style-name="P4" draw:layer="layout" svg:width="1.5cm" svg:height="1.825cm" svg:x="16.508cm" svg:y="8.835cm">
          <draw:text-box>
            <text:p><text:span text:style-name="T2">2Y</text:span></text:p>
          </draw:text-box>
        </draw:frame>
        <draw:frame draw:style-name="gr9" draw:text-style-name="P4" draw:layer="layout" svg:width="1.471cm" svg:height="1.673cm" svg:x="16.657cm" svg:y="11.705cm">
          <draw:text-box>
            <text:p><text:span text:style-name="T2">3Y</text:span></text:p>
          </draw:text-box>
        </draw:frame>
        <draw:g>
          <draw:line draw:style-name="gr1" draw:text-style-name="P1" draw:layer="layout" svg:x1="3.941cm" svg:y1="18.237cm" svg:x2="10.175cm" svg:y2="18.161cm">
            <text:p/>
          </draw:line>
          <draw:custom-shape draw:style-name="gr2" draw:text-style-name="P1" draw:layer="layout" svg:width="2.7cm" svg:height="2.668cm" draw:transform="rotate (-1.5707963267949) translate (12.889cm 16.80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1" draw:layer="layout" svg:x1="12.854cm" svg:y1="18.126cm" svg:x2="18.071cm" svg:y2="18.126cm">
            <text:p/>
          </draw:line>
        </draw:g>
        <draw:g>
          <draw:line draw:style-name="gr1" draw:text-style-name="P1" draw:layer="layout" svg:x1="3.941cm" svg:y1="15.627cm" svg:x2="7.651cm" svg:y2="15.551cm">
            <text:p/>
          </draw:line>
          <draw:custom-shape draw:style-name="gr2" draw:text-style-name="P1" draw:layer="layout" svg:width="2.7cm" svg:height="2.668cm" draw:transform="rotate (-1.5707963267949) translate (10.269cm 14.21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1" draw:layer="layout" svg:x1="10.269cm" svg:y1="15.581cm" svg:x2="18.041cm" svg:y2="15.646cm">
            <text:p/>
          </draw:line>
        </draw:g>
        <draw:frame draw:style-name="gr9" draw:text-style-name="P4" draw:layer="layout" svg:width="1.315cm" svg:height="1.673cm" svg:x="2.777cm" svg:y="17.098cm">
          <draw:text-box>
            <text:p><text:span text:style-name="T2">11</text:span></text:p>
          </draw:text-box>
        </draw:frame>
        <draw:frame draw:style-name="gr6" draw:text-style-name="P4" draw:layer="layout" svg:width="0.58cm" svg:height="1.038cm" svg:x="3.262cm" svg:y="14.367cm">
          <draw:text-box>
            <text:p><text:span text:style-name="T2">9</text:span></text:p>
          </draw:text-box>
        </draw:frame>
        <draw:frame draw:style-name="gr6" draw:text-style-name="P4" draw:layer="layout" svg:width="2.66cm" svg:height="1.038cm" svg:x="4.284cm" svg:y="17.044cm">
          <draw:text-box>
            <text:p><text:span text:style-name="T2">5A</text:span></text:p>
          </draw:text-box>
        </draw:frame>
        <draw:frame draw:style-name="gr6" draw:text-style-name="P4" draw:layer="layout" svg:width="1.949cm" svg:height="1.038cm" svg:x="4.157cm" svg:y="14.434cm">
          <draw:text-box>
            <text:p><text:span text:style-name="T2">2A</text:span></text:p>
          </draw:text-box>
        </draw:frame>
        <draw:frame draw:style-name="gr9" draw:text-style-name="P4" draw:layer="layout" svg:width="1.381cm" svg:height="1.673cm" svg:x="16.697cm" svg:y="17.117cm">
          <draw:text-box>
            <text:p><text:span text:style-name="T2">5Y</text:span></text:p>
          </draw:text-box>
        </draw:frame>
        <draw:frame draw:style-name="gr8" draw:text-style-name="P4" draw:layer="layout" svg:width="1.723cm" svg:height="1.825cm" svg:x="16.285cm" svg:y="14.534cm">
          <draw:text-box>
            <text:p><text:span text:style-name="T2">4Y</text:span></text:p>
          </draw:text-box>
        </draw:frame>
        <draw:g>
          <draw:line draw:style-name="gr1" draw:text-style-name="P1" draw:layer="layout" svg:x1="3.911cm" svg:y1="21.057cm" svg:x2="7.621cm" svg:y2="20.981cm">
            <text:p/>
          </draw:line>
          <draw:custom-shape draw:style-name="gr2" draw:text-style-name="P1" draw:layer="layout" svg:width="2.7cm" svg:height="2.668cm" draw:transform="rotate (-1.5707963267949) translate (10.239cm 19.64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1" draw:layer="layout" svg:x1="10.239cm" svg:y1="21.011cm" svg:x2="18.011cm" svg:y2="21.076cm">
            <text:p/>
          </draw:line>
        </draw:g>
        <draw:frame draw:style-name="gr6" draw:text-style-name="P4" draw:layer="layout" svg:width="1.451cm" svg:height="1.038cm" svg:x="2.881cm" svg:y="3.39cm">
          <draw:text-box>
            <text:p><text:span text:style-name="T2">14</text:span></text:p>
          </draw:text-box>
        </draw:frame>
        <draw:frame draw:style-name="gr6" draw:text-style-name="P4" draw:layer="layout" svg:width="1.957cm" svg:height="1.038cm" svg:x="4.127cm" svg:y="19.864cm">
          <draw:text-box>
            <text:p><text:span text:style-name="T2">6A</text:span></text:p>
          </draw:text-box>
        </draw:frame>
        <draw:frame draw:style-name="gr9" draw:text-style-name="P4" draw:layer="layout" svg:width="1.413cm" svg:height="1.673cm" svg:x="16.565cm" svg:y="19.964cm">
          <draw:text-box>
            <text:p><text:span text:style-name="T2">6Y</text:span></text:p>
          </draw:text-box>
        </draw:frame>
        <draw:frame draw:style-name="gr6" draw:text-style-name="P4" draw:layer="layout" svg:width="0.58cm" svg:height="1.038cm" svg:x="18.091cm" svg:y="5.687cm">
          <draw:text-box>
            <text:p><text:span text:style-name="T2">2</text:span></text:p>
          </draw:text-box>
        </draw:frame>
        <draw:frame draw:style-name="gr6" draw:text-style-name="P4" draw:layer="layout" svg:width="0.58cm" svg:height="1.038cm" svg:x="18.091cm" svg:y="8.766cm">
          <draw:text-box>
            <text:p><text:span text:style-name="T2">4</text:span></text:p>
          </draw:text-box>
        </draw:frame>
        <draw:frame draw:style-name="gr6" draw:text-style-name="P4" draw:layer="layout" svg:width="0.58cm" svg:height="1.038cm" svg:x="18.077cm" svg:y="11.724cm">
          <draw:text-box>
            <text:p><text:span text:style-name="T2">6</text:span></text:p>
          </draw:text-box>
        </draw:frame>
        <draw:frame draw:style-name="gr6" draw:text-style-name="P4" draw:layer="layout" svg:width="0.58cm" svg:height="1.038cm" svg:x="18.091cm" svg:y="14.465cm">
          <draw:text-box>
            <text:p><text:span text:style-name="T2">8</text:span></text:p>
          </draw:text-box>
        </draw:frame>
        <draw:frame draw:style-name="gr10" draw:text-style-name="P4" draw:layer="layout" svg:width="1.442cm" svg:height="1.062cm" svg:x="17.879cm" svg:y="17.015cm">
          <draw:text-box>
            <text:p><text:span text:style-name="T2">10</text:span></text:p>
          </draw:text-box>
        </draw:frame>
        <draw:frame draw:style-name="gr9" draw:text-style-name="P4" draw:layer="layout" svg:width="1.525cm" svg:height="1.673cm" svg:x="2.821cm" svg:y="19.818cm">
          <draw:text-box>
            <text:p><text:span text:style-name="T2">13</text:span></text:p>
          </draw:text-box>
        </draw:frame>
        <draw:frame draw:style-name="gr6" draw:text-style-name="P4" draw:layer="layout" svg:width="1.462cm" svg:height="1.038cm" svg:x="17.815cm" svg:y="20.052cm">
          <draw:text-box>
            <text:p><text:span text:style-name="T2">1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9-01-26T11:53:00.004736160</meta:creation-date>
    <dc:date>2019-01-29T16:51:53.531393321</dc:date>
    <dc:creator>Terry Coles</dc:creator>
    <meta:editing-duration>PT8M35S</meta:editing-duration>
    <meta:editing-cycles>4</meta:editing-cycles>
    <meta:generator>LibreOffice/6.1.4.2$Linux_X86_64 LibreOffice_project/10$Build-2</meta:generator>
    <meta:document-statistic meta:object-count="56"/>
  </office:meta>
</office:document-meta>
</file>